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color="#000000" style:font-name="Verdana" fo:font-size="10pt" style:font-size-asian="10pt" style:font-name-complex="Verdana1" style:font-size-complex="10pt"/>
    </style:style>
    <style:style style:name="P3" style:family="paragraph" style:parent-style-name="Standard" style:master-page-name="Standard">
      <style:paragraph-properties fo:line-height="100%" style:page-number="auto"/>
    </style:style>
    <style:style style:name="T1" style:family="text">
      <style:text-properties fo:color="#0000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T2" style:family="text">
      <style:text-properties fo:color="#000000" style:font-name="Verdana" fo:font-size="10pt" fo:font-weight="bold" style:font-size-asian="10pt" style:font-weight-asian="bold" style:font-name-complex="Verdana1" style:font-size-complex="10pt"/>
    </style:style>
    <style:style style:name="T3" style:family="text">
      <style:text-properties fo:color="#000000" style:font-name="Verdana" fo:font-size="10pt" style:font-size-asian="10pt" style:font-name-complex="Verdana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TRL .<text:tab/> <text:s text:c="7"/></text:span><text:span text:style-name="T3"><text:s text:c="4"/>Next error</text:span></text:p>
      <text:p text:style-name="P1"><text:span text:style-name="T1">CTRL - O <text:s text:c="4"/></text:span><text:span text:style-name="T3"><text:s text:c="3"/>outline</text:span></text:p>
      <text:p text:style-name="P1"><text:span text:style-name="T1">F3<text:tab/> <text:s text:c="7"/></text:span><text:span text:style-name="T3"><text:s text:c="4"/>Definition</text:span></text:p>
      <text:p text:style-name="P1"><text:span text:style-name="T1">CTRL+SHIFT+O </text:span><text:span text:style-name="T3"><text:s/>Fix Imports</text:span></text:p>
      <text:p text:style-name="P1"><text:span text:style-name="T1">ctrl -1 <text:tab/> <text:s text:c="5"/></text:span><text:span text:style-name="T3">quickfix</text:span></text:p>
      <text:p text:style-name="P1"><text:span text:style-name="T1">CTRL+SHIFT+P</text:span><text:span text:style-name="T3"> match bracket </text:span></text:p>
      <text:p text:style-name="P1"><text:span text:style-name="T1">ctrl-space <text:tab/> <text:s text:c="5"/></text:span><text:span text:style-name="T3">autocomplete</text:span></text:p>
      <text:p text:style-name="P1"><text:span text:style-name="T1">CTRL+SHIFT+F</text:span><text:span text:style-name="T3"> <text:s/>Format code</text:span></text:p>
      <text:p text:style-name="P1"><text:span text:style-name="T1">CTRL+_ ,{ <text:s text:c="2"/></text:span><text:span text:style-name="T3"><text:s text:c="5"/>split horiz/vert</text:span></text:p>
      <text:p text:style-name="P1"><text:span text:style-name="T1">CTRL + =,- <text:s/><text:tab/> <text:s text:c="3"/></text:span><text:span text:style-name="T3">zoom in/out</text:span></text:p>
      <text:p text:style-name="P2"/>
      <text:p text:style-name="P1"><text:span text:style-name="T1">CTRL + F11 </text:span><text:span text:style-name="T3"><text:tab/>Run </text:span></text:p>
      <text:p text:style-name="P1"><text:span text:style-name="T1">F11 <text:s text:c="12"/></text:span><text:span text:style-name="T3"><text:s/><text:tab/>Debug</text:span></text:p>
      <text:p text:style-name="P1"><text:span text:style-name="T1">f5,f6,f8 <text:s text:c="6"/></text:span><text:span text:style-name="T3"><text:s text:c="2"/>in/over/res</text:span></text:p>
      <text:p text:style-name="P1"><text:span text:style-name="T1">alt-shift-J <text:tab/></text:span><text:span text:style-name="T3">javadoc comment</text:span></text:p>
      <text:p text:style-name="P1"><text:span text:style-name="T1">CTRL+SHIF</text:span><text:span text:style-name="T2">T</text:span><text:span text:style-name="T1">+L </text:span><text:span text:style-name="T3">list shortcuts</text:span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kins</meta:initial-creator>
    <dc:creator>Perkins</dc:creator>
    <meta:editing-cycles>3</meta:editing-cycles>
    <meta:creation-date>2016-01-20T17:45:00</meta:creation-date>
    <dc:date>2016-01-20T17:46:00</dc:date>
    <meta:editing-duration>PT1M</meta:editing-duration>
    <meta:generator>LibreOffice/5.1.6.2$Linux_X86_64 LibreOffice_project/10m0$Build-2</meta:generator>
    <meta:document-statistic meta:table-count="0" meta:image-count="0" meta:object-count="0" meta:page-count="1" meta:paragraph-count="15" meta:word-count="47" meta:character-count="390" meta:non-whitespace-character-count="272"/>
    <meta:user-defined meta:name="AppVersion">14.0000</meta:user-defined>
    <meta:user-defined meta:name="Company">Christopher Newport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